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57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15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1.15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57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15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57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1.4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8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8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1">
      <text:list-level-style-number text:level="1" style:num-format="1" style:num-suffix=".">
        <style:list-level-properties text:space-before="0.07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17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37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57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77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1.975in" text:min-label-width="0.5in"/>
        <style:text-properties fo:color="#93a299" fo:font-family="Arial" fo:font-size="85%"/>
      </text:list-level-style-number>
    </text:list-style>
    <text:list-style style:name="a8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6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764">
      <text:list-level-style-number text:level="1" style:num-format="1" style:num-suffix=".">
        <style:list-level-properties text:space-before="0.07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17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37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57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77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1.975in" text:min-label-width="0.5in"/>
        <style:text-properties fo:color="#93a299" fo:font-family="Arial" fo:font-size="85%"/>
      </text:list-level-style-number>
    </text:list-style>
    <text:list-style style:name="a4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7">
      <text:list-level-style-number text:level="1" style:num-format="1" style:num-suffix=".">
        <style:list-level-properties text:space-before="0.35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45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65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85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2.05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.255in" text:min-label-width="0.5in"/>
        <style:text-properties fo:color="#93a299" fo:font-family="Arial" fo:font-size="85%"/>
      </text:list-level-style-number>
    </text:list-style>
    <text:list-style style:name="a8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0">
      <text:list-level-style-number text:level="1" style:num-format="1" style:num-suffix=".">
        <style:list-level-properties text:space-before="0.35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45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65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85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2.05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.255in" text:min-label-width="0.5in"/>
        <style:text-properties fo:color="#93a299" fo:font-family="Arial" fo:font-size="85%"/>
      </text:list-level-style-number>
    </text:list-style>
    <text:list-style style:name="a6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3">
      <text:list-level-style-number text:level="1" style:num-format="1" style:num-suffix=".">
        <style:list-level-properties text:space-before="0.35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45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65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85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2.05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.255in" text:min-label-width="0.5in"/>
        <style:text-properties fo:color="#93a299" fo:font-family="Arial" fo:font-size="85%"/>
      </text:list-level-style-number>
    </text:list-style>
    <text:list-style style:name="a5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8">
      <text:list-level-style-number text:level="1" style:num-format="1" style:num-suffix=".">
        <style:list-level-properties text:space-before="0.07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17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37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57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77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1.975in" text:min-label-width="0.5in"/>
        <style:text-properties fo:color="#93a299" fo:font-family="Arial" fo:font-size="85%"/>
      </text:list-level-style-number>
    </text:list-style>
    <text:list-style style:name="a5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1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4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6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8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in" text:min-label-width="0.5in"/>
        <style:text-properties fo:color="#93a299" fo:font-family="Arial" fo:font-size="85%"/>
      </text:list-level-style-number>
    </text:list-style>
    <text:list-style style:name="a6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9">
      <text:list-level-style-number text:level="1" style:num-format="1" style:num-suffix=".">
        <style:list-level-properties text:space-before="0.3in" text:min-label-width="0.5in"/>
        <style:text-properties fo:color="#93a299" fo:font-family="Arial" fo:font-size="90%"/>
      </text:list-level-style-number>
      <text:list-level-style-number text:level="2" style:num-format="1" style:num-suffix=".">
        <style:list-level-properties text:space-before="0.6in" text:min-label-width="0.5in"/>
        <style:text-properties fo:color="#93a299" fo:font-family="Arial" fo:font-size="90%"/>
      </text:list-level-style-number>
      <text:list-level-style-number text:level="3" style:num-format="1" style:num-suffix=".">
        <style:list-level-properties text:space-before="0.9in" text:min-label-width="0.5in"/>
        <style:text-properties fo:color="#93a299" fo:font-family="Arial" fo:font-size="90%"/>
      </text:list-level-style-number>
      <text:list-level-style-number text:level="4" style:num-format="1" style:num-suffix=".">
        <style:list-level-properties text:space-before="1.2in" text:min-label-width="0.5in"/>
        <style:text-properties fo:color="#93a299" fo:font-family="Arial" fo:font-size="90%"/>
      </text:list-level-style-number>
      <text:list-level-style-number text:level="5" style:num-format="1" style:num-suffix=".">
        <style:list-level-properties text:space-before="1.4in" text:min-label-width="0.5in"/>
        <style:text-properties fo:color="#93a299" fo:font-family="Arial" fo:font-size="90%"/>
      </text:list-level-style-number>
      <text:list-level-style-number text:level="6" style:num-format="1" style:num-suffix=".">
        <style:list-level-properties text:space-before="1.6in" text:min-label-width="0.5in"/>
        <style:text-properties fo:color="#93a299" fo:font-family="Arial" fo:font-size="90%"/>
      </text:list-level-style-number>
      <text:list-level-style-number text:level="7" style:num-format="1" style:num-suffix=".">
        <style:list-level-properties text:space-before="1.8in" text:min-label-width="0.5in"/>
        <style:text-properties fo:color="#93a299" fo:font-family="Arial" fo:font-size="90%"/>
      </text:list-level-style-number>
      <text:list-level-style-number text:level="8" style:num-format="1" style:num-suffix=".">
        <style:list-level-properties text:space-before="2in" text:min-label-width="0.5in"/>
        <style:text-properties fo:color="#93a299" fo:font-family="Arial" fo:font-size="90%"/>
      </text:list-level-style-number>
      <text:list-level-style-number text:level="9" style:num-format="1" style:num-suffix=".">
        <style:list-level-properties text:space-before="2.2in" text:min-label-width="0.5in"/>
        <style:text-properties fo:color="#93a299" fo:font-family="Arial" fo:font-size="90%"/>
      </text:list-level-style-number>
    </text:list-style>
    <text:list-style style:name="a6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2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4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6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8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in" text:min-label-width="0.5in"/>
        <style:text-properties fo:color="#93a299" fo:font-family="Arial" fo:font-size="85%"/>
      </text:list-level-style-number>
    </text:list-style>
    <text:list-style style:name="a8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5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4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6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8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in" text:min-label-width="0.5in"/>
        <style:text-properties fo:color="#93a299" fo:font-family="Arial" fo:font-size="85%"/>
      </text:list-level-style-number>
    </text:list-style>
    <text:list-style style:name="a798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1.4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1.6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1.8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2in" text:min-label-width="0.5in"/>
        <style:text-properties fo:color="#93a299" fo:font-family="Arial" fo:font-size="85%"/>
      </text:list-level-style-number>
    </text:list-style>
    <text:list-style style:name="a7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466" draw:master-page-name="Master1-Layout1-title-Title-Slide" presentation:presentation-page-layout-name="Master1-PPL1" draw:id="Slide-256">
        <draw:frame draw:id="id91" presentation:style-name="a471" draw:name="Title 1" svg:x="0.75in" svg:y="1.5in" svg:width="8.58333in" svg:height="2.10764in" presentation:class="title" presentation:placeholder="false">
          <draw:text-box>
            <text:p text:style-name="a470" text:class-names="" text:cond-style-name=""><text:span text:style-name="a467" text:class-names="">Week<text:s text:c="1"/></text:span><text:span text:style-name="a468" text:class-names="">2 (Continued)</text:span><text:span text:style-name="a469" text:class-names=""/></text:p>
          </draw:text-box>
          <svg:title/>
          <svg:desc/>
        </draw:frame>
        <draw:frame draw:id="id92" presentation:style-name="a476" draw:name="Subtitle 2" svg:x="0.75in" svg:y="3.83333in" svg:width="7in" svg:height="1.91667in" presentation:class="subtitle" presentation:placeholder="false">
          <draw:text-box>
            <text:p text:style-name="a475" text:class-names="" text:cond-style-name=""><text:span text:style-name="a472" text:class-names="">Lists, Tuples,<text:s text:c="1"/></text:span><text:span text:style-name="a473" text:class-names="">Dictionaries</text:span><text:span text:style-name="a474" text:class-names=""/></text:p>
          </draw:text-box>
          <svg:title/>
          <svg:desc/>
        </draw:frame>
      </draw:page>
      <draw:page draw:name="Slide32" draw:style-name="a477" draw:master-page-name="Master1-Layout2-obj-Title-and-Content" presentation:presentation-page-layout-name="Master1-PPL2" draw:id="Slide-287">
        <draw:frame draw:id="id93" presentation:style-name="a483" draw:name="Title 1" svg:x="0.5in" svg:y="0.58333in" svg:width="9in" svg:height="1.08333in" presentation:class="title" presentation:placeholder="false">
          <draw:text-box>
            <text:p text:style-name="a482" text:class-names="" text:cond-style-name=""><text:span text:style-name="a478" text:class-names="">Python<text:s text:c="1"/></text:span><text:span text:style-name="a479" text:class-names="">builtin</text:span><text:span text:style-name="a480" text:class-names=""><text:s text:c="1"/>types</text:span><text:span text:style-name="a481" text:class-names=""/></text:p>
          </draw:text-box>
          <svg:title/>
          <svg:desc/>
        </draw:frame>
        <draw:frame draw:id="id94" presentation:style-name="a508" draw:name="Content Placeholder 2" svg:x="0.5in" svg:y="1.75in" svg:width="9in" svg:height="5.33333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How do you declare the following: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List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uple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What are the differences between lists and tuples?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8" draw:style-name="a509" draw:master-page-name="Master1-Layout2-obj-Title-and-Content" presentation:presentation-page-layout-name="Master1-PPL2" draw:id="Slide-263">
        <draw:frame draw:id="id95" presentation:style-name="a513" draw:name="Title 1" svg:x="0.5in" svg:y="0.58333in" svg:width="9in" svg:height="1.08333in" presentation:class="title" presentation:placeholder="false">
          <draw:text-box>
            <text:p text:style-name="a512" text:class-names="" text:cond-style-name=""><text:span text:style-name="a510" text:class-names="">Sequences</text:span><text:span text:style-name="a511" text:class-names=""/></text:p>
          </draw:text-box>
          <svg:title/>
          <svg:desc/>
        </draw:frame>
        <draw:frame draw:id="id96" presentation:style-name="a540" draw:name="Content Placeholder 2" svg:x="0.5in" svg:y="1.75in" svg:width="9in" svg:height="5.33333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String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Unicode string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Tuples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3" text:class-names="">Myfirsttuple</text:span><text:span text:style-name="a524" text:class-names=""><text:s text:c="1"/>= <text:s text:c="1"/>(‘something’, ‘thing2’)</text:span></text:p>
                  </text:list-item>
                </text:list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Lists</text:span></text:p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0" text:class-names="">Mylist</text:span><text:span text:style-name="a531" text:class-names=""><text:s text:c="1"/>= [‘something’, ‘thing2’]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/></text:p>
                  </text:list-item>
                </text:list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Have similar methods/functions</text:span></text:p>
              </text:list-item>
            </text:list>
          </draw:text-box>
          <svg:title/>
          <svg:desc/>
        </draw:frame>
      </draw:page>
      <draw:page draw:name="Slide25" draw:style-name="a541" draw:master-page-name="Master1-Layout2-obj-Title-and-Content" presentation:presentation-page-layout-name="Master1-PPL2" draw:id="Slide-280">
        <draw:frame draw:id="id97" presentation:style-name="a545" draw:name="Title 1" svg:x="0.5in" svg:y="0.58333in" svg:width="9in" svg:height="1.08333in" presentation:class="title" presentation:placeholder="false">
          <draw:text-box>
            <text:p text:style-name="a544" text:class-names="" text:cond-style-name=""><text:span text:style-name="a542" text:class-names="">Strings are Sequences</text:span><text:span text:style-name="a543" text:class-names=""/></text:p>
          </draw:text-box>
          <svg:title/>
          <svg:desc/>
        </draw:frame>
        <draw:frame draw:id="id98" presentation:style-name="a580" draw:name="Content Placeholder 2" svg:x="0.5in" svg:y="1.75in" svg:width="9in" svg:height="5.33333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6" text:class-names="">String</text:span><text:span text:style-name="a547" text:class-names="">: a sequence of characters</text:span></text:p>
              </text:list-item>
            </text:list>
            <text:list text:style-name="a556">
              <text:list-item>
                <text:p text:style-name="a555" text:class-names="" text:cond-style-name=""><text:span text:style-name="a550" text:class-names="">Strings are surrounded by double<text:s text:c="1"/></text:span><text:span text:style-name="a551" text:class-names="">(“)</text:span><text:span text:style-name="a552" text:class-names=""><text:s text:c="1"/>or single<text:s text:c="1"/></text:span><text:span text:style-name="a553" text:class-names="">(‘)</text:span><text:span text:style-name="a554" text:class-names=""><text:s text:c="1"/>quotes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re immutable; can be combined (concatenated); sliced</text:span></text:p>
              </text:list-item>
            </text:list>
            <text:list text:style-name="a567">
              <text:list-item>
                <text:p text:style-name="a566" text:class-names="" text:cond-style-name=""><text:span text:style-name="a560" text:class-names="">Methods:<text:s text:c="1"/></text:span><text:span text:style-name="a561" text:class-names="">capitalize, upper, lower, count, find, replace,<text:s text:c="1"/></text:span><text:span text:style-name="a562" text:class-names="">endswith</text:span><text:span text:style-name="a563" text:class-names="">,<text:s text:c="1"/></text:span><text:span text:style-name="a564" text:class-names="">isspace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Handling long strings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String multiplication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File paths as strings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21" draw:style-name="a581" draw:master-page-name="Master1-Layout2-obj-Title-and-Content" presentation:presentation-page-layout-name="Master1-PPL2" draw:id="Slide-276">
        <draw:frame draw:id="id99" presentation:style-name="a585" draw:name="Title 1" svg:x="0.5in" svg:y="0.58333in" svg:width="9in" svg:height="1.08333in" presentation:class="title" presentation:placeholder="false">
          <draw:text-box>
            <text:p text:style-name="a584" text:class-names="" text:cond-style-name=""><text:span text:style-name="a582" text:class-names="">Using Sequences</text:span><text:span text:style-name="a583" text:class-names=""/></text:p>
          </draw:text-box>
          <svg:title/>
          <svg:desc/>
        </draw:frame>
        <draw:frame draw:id="id100" presentation:style-name="a623" draw:name="Content Placeholder 2" svg:x="0.5in" svg:y="1.75in" svg:width="9in" svg:height="5.33333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Indexed collections of values</text:span></text:p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strings, lists, tuples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2" text:class-names="">“</text:span><text:span text:style-name="a593" text:class-names="">0</text:span><text:span text:style-name="a594" text:class-names="">”-indexed from<text:s text:c="1"/></text:span><text:span text:style-name="a595" text:class-names="">left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Indices start at “0”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1" text:class-names="">“</text:span><text:span text:style-name="a602" text:class-names="">–</text:span><text:span text:style-name="a603" text:class-names="">1</text:span><text:span text:style-name="a604" text:class-names="">”-indexed from right</text:span></text:p>
                  </text:list-item>
                </text:list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Common operations:</text:span></text:p>
              </text:list-item>
            </text:list>
            <text:list text:style-name="a615">
              <text:list-item>
                <text:p text:style-name="a614" text:class-names="" text:cond-style-name=""><text:span text:style-name="a610" text:class-names="">Getting an element of a sequence<text:s text:c="1"/></text:span><text:span text:style-name="a611" text:class-names="">[</text:span><text:span text:style-name="a612" text:class-names="">i</text:span><text:span text:style-name="a613" text:class-names="">]</text:span></text:p>
              </text:list-item>
            </text:list>
            <text:list text:style-name="a622">
              <text:list-item>
                <text:p text:style-name="a621" text:class-names="" text:cond-style-name=""><text:span text:style-name="a616" text:class-names="">Getting a range of elements in a sequence<text:s text:c="1"/></text:span><text:span text:style-name="a617" text:class-names="">[</text:span><text:span text:style-name="a618" text:class-names="">i:j</text:span><text:span text:style-name="a619" text:class-names="">]</text:span><text:span text:style-name="a620" text:class-names=""/></text:p>
              </text:list-item>
            </text:list>
          </draw:text-box>
          <svg:title/>
          <svg:desc/>
        </draw:frame>
      </draw:page>
      <draw:page draw:name="Slide33" draw:style-name="a624" draw:master-page-name="Master1-Layout2-obj-Title-and-Content" presentation:presentation-page-layout-name="Master1-PPL2" draw:id="Slide-288">
        <draw:frame draw:id="id101" presentation:style-name="a628" draw:name="Title 1" svg:x="0.5in" svg:y="0.58333in" svg:width="9in" svg:height="1.08333in" presentation:class="title" presentation:placeholder="false">
          <draw:text-box>
            <text:p text:style-name="a627" text:class-names="" text:cond-style-name=""><text:span text:style-name="a625" text:class-names="">Sequence splicing</text:span><text:span text:style-name="a626" text:class-names=""/></text:p>
          </draw:text-box>
          <svg:title/>
          <svg:desc/>
        </draw:frame>
        <draw:frame draw:id="id102" presentation:style-name="a653" draw:name="Content Placeholder 2" svg:x="0.5in" svg:y="1.75in" svg:width="9in" svg:height="5.33333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In all sequences “:” <text:s text:c="1"/>-- means ALL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Python sequences are up to, but not included.<text:s text:c="1"/></text:span></text:p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“my python class”[0:2]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“my”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/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/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/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654" draw:master-page-name="Master1-Layout2-obj-Title-and-Content" presentation:presentation-page-layout-name="Master1-PPL2" draw:id="Slide-278">
        <draw:frame draw:id="id103" presentation:style-name="a658" draw:name="Title 1" svg:x="0.5in" svg:y="0.58333in" svg:width="9in" svg:height="1.08333in" presentation:class="title" presentation:placeholder="false">
          <draw:text-box>
            <text:p text:style-name="a657" text:class-names="" text:cond-style-name=""><text:span text:style-name="a655" text:class-names="">Tuples</text:span><text:span text:style-name="a656" text:class-names=""/></text:p>
          </draw:text-box>
          <svg:title/>
          <svg:desc/>
        </draw:frame>
        <draw:frame draw:id="id104" presentation:style-name="a685" draw:name="Content Placeholder 2" svg:x="0.5in" svg:y="1.75in" svg:width="9in" svg:height="5.33333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Immutable Sequence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No Slicing or Dicing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5" text:class-names="">Mytuple</text:span><text:span text:style-name="a666" text:class-names=""><text:s text:c="1"/>= (1,6,9,3)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69" text:class-names="">Mytuple</text:span><text:span text:style-name="a670" text:class-names="">(:3)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Index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Count</text:span></text:p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/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686" draw:master-page-name="Master1-Layout2-obj-Title-and-Content" presentation:presentation-page-layout-name="Master1-PPL2" draw:id="Slide-279">
        <draw:frame draw:id="id105" presentation:style-name="a690" draw:name="Title 1" svg:x="0.5in" svg:y="0.58333in" svg:width="9in" svg:height="1.08333in" presentation:class="title" presentation:placeholder="false">
          <draw:text-box>
            <text:p text:style-name="a689" text:class-names="" text:cond-style-name=""><text:span text:style-name="a687" text:class-names="">Lists</text:span><text:span text:style-name="a688" text:class-names=""/></text:p>
          </draw:text-box>
          <svg:title/>
          <svg:desc/>
        </draw:frame>
        <draw:frame draw:id="id106" presentation:style-name="a729" draw:name="Content Placeholder 2" svg:x="1.14118in" svg:y="2.54118in" svg:width="7.41176in" svg:height="4.12549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Mutable Sequences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Flexible container object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Hold any objects; or be empty</text:span></text:p>
              </text:list-item>
            </text:list>
            <text:list text:style-name="a704">
              <text:list-item>
                <text:p text:style-name="a703" text:class-names="" text:cond-style-name=""><text:span text:style-name="a700" text:class-names="">Can<text:s text:c="1"/></text:span><text:span text:style-name="a701" text:class-names="">be retrieved in parts<text:s text:c="1"/></text:span><text:span text:style-name="a702" text:class-names="">(slicing)</text:span></text:p>
              </text:list-item>
            </text:list>
            <text:list text:style-name="a711">
              <text:list-item>
                <text:p text:style-name="a710" text:class-names="" text:cond-style-name=""><text:span text:style-name="a705" text:class-names="">The<text:s text:c="1"/></text:span><text:span text:style-name="a706" text:class-names="">range(</text:span><text:span text:style-name="a707" text:class-names="">args</text:span><text:span text:style-name="a708" text:class-names="">)</text:span><text:span text:style-name="a709" text:class-names=""><text:s text:c="1"/>function</text:span></text:p>
              </text:list-item>
            </text:list>
            <text:list text:style-name="a715">
              <text:list-item>
                <text:p text:style-name="a714" text:class-names="" text:cond-style-name=""><text:span text:style-name="a712" text:class-names="">Can be added, multiplied</text:span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Functions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Membership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2" text:class-names="">Append, Extend, Insert, Remove, Reverse, Sort</text:span><text:span text:style-name="a723" text:class-names=""/></text:p>
                  </text:list-item>
                </text:list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2" draw:style-name="a730" draw:master-page-name="Master1-Layout2-obj-Title-and-Content" presentation:presentation-page-layout-name="Master1-PPL2" draw:id="Slide-277">
        <draw:frame draw:id="id107" presentation:style-name="a734" draw:name="Title 1" svg:x="0.5in" svg:y="0.58333in" svg:width="9in" svg:height="1.08333in" presentation:class="title" presentation:placeholder="false">
          <draw:text-box>
            <text:p text:style-name="a733" text:class-names="" text:cond-style-name=""><text:span text:style-name="a731" text:class-names="">Slicing</text:span><text:span text:style-name="a732" text:class-names=""/></text:p>
          </draw:text-box>
          <svg:title/>
          <svg:desc/>
        </draw:frame>
        <draw:frame draw:id="id108" presentation:style-name="a756" draw:name="Content Placeholder 2" svg:x="0.5in" svg:y="1.75in" svg:width="9in" svg:height="5.33333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Start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top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Copy everything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Count backwards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tep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Membership <text:s text:c="1"/>(in)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6" draw:style-name="a757" draw:master-page-name="Master1-Layout2-obj-Title-and-Content" presentation:presentation-page-layout-name="Master1-PPL2" draw:id="Slide-281">
        <draw:frame draw:id="id109" presentation:style-name="a761" draw:name="Title 1" svg:x="1.91667in" svg:y="0.83333in" svg:width="7.68235in" svg:height="0.7928in" presentation:class="title" presentation:placeholder="false">
          <draw:text-box>
            <text:p text:style-name="a760" text:class-names="" text:cond-style-name=""><text:span text:style-name="a758" text:class-names="">CODE IT</text:span><text:span text:style-name="a759" text:class-names=""/></text:p>
          </draw:text-box>
          <svg:title/>
          <svg:desc/>
        </draw:frame>
        <draw:frame draw:id="id110" presentation:style-name="a808" draw:name="Content Placeholder 2" svg:x="0.66667in" svg:y="1.75in" svg:width="8.83333in" svg:height="5.08333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Write a program with the following functionality</text:span></text:p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Print all the elements of list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Print the elements of the list in reverse order<text:s text:c="1"/>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Print only element number 4</text:span></text:p>
                  </text:list-item>
                </text:list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Write a program with<text:s text:c="1"/></text:span><text:span text:style-name="a775" text:class-names="">the following<text:s text:c="1"/></text:span><text:span text:style-name="a776" text:class-names="">functionality: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Create a list with multiple types assigned to different elements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2" text:class-names="">Testlist</text:span><text:span text:style-name="a783" text:class-names=""><text:s text:c="1"/>= [‘</text:span><text:span text:style-name="a784" text:class-names="">sometext</text:span><text:span text:style-name="a785" text:class-names="">’, 5 , ‘</text:span><text:span text:style-name="a786" text:class-names="">morewords</text:span><text:span text:style-name="a787" text:class-names="">’ ,3, 8 ,1,2]</text:span></text:p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Cycle through the elements in the list if type is string, print the number of letters.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If the type is integer, see if it is even.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If it is float, multiply is by<text:s text:c="1"/></text:span></text:p>
                  </text:list-item>
                </text:list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Write a program that prompt the user to enter text. Then print the sentence framed in a box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7" draw:style-name="a809" draw:master-page-name="Master1-Layout2-obj-Title-and-Content" presentation:presentation-page-layout-name="Master1-PPL2" draw:id="Slide-282">
        <draw:frame draw:id="id111" presentation:style-name="a813" draw:name="Rectangle 2" svg:x="0.5in" svg:y="0.58333in" svg:width="9in" svg:height="1.08333in" presentation:class="title" presentation:placeholder="false">
          <draw:text-box>
            <text:p text:style-name="a812" text:class-names="" text:cond-style-name=""><text:span text:style-name="a810" text:class-names="">Dictionaries: <text:s text:c="1"/></text:span><text:span text:style-name="a811" text:class-names="">{key : value}</text:span></text:p>
          </draw:text-box>
          <svg:title/>
          <svg:desc/>
        </draw:frame>
        <draw:frame draw:id="id112" presentation:style-name="a851" draw:name="Rectangle 3" svg:x="0.5in" svg:y="1.75in" svg:width="9in" svg:height="5.3333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Hash (mapping) tables</text:span></text:p>
              </text:list-item>
            </text:list>
            <text:list text:style-name="a823">
              <text:list-item>
                <text:p text:style-name="a822" text:class-names="" text:cond-style-name=""><text:span text:style-name="a817" text:class-names="">Consist of<text:s text:c="1"/></text:span><text:span text:style-name="a818" text:class-names="">items</text:span><text:span text:style-name="a819" text:class-names=""><text:s text:c="1"/>pairs of<text:s text:c="1"/></text:span><text:span text:style-name="a820" text:class-names="">key : value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Accommodates heterogeneous content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Key are immutable and unique</text:span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Values are<text:s text:c="1"/></text:span><text:span text:style-name="a831" text:class-names="">mutabl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Helpful mini-databases</text:span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Key assignment</text:span></text:p>
              </text:list-item>
            </text:list>
            <text:list text:style-name="a850">
              <text:list-item>
                <text:p text:style-name="a849" text:class-names="" text:cond-style-name=""><text:span text:style-name="a841" text:class-names="">Functions:<text:s text:c="1"/></text:span><text:span text:style-name="a842" text:class-names="">has_key</text:span><text:span text:style-name="a843" text:class-names="">, keys, values, items, get,<text:s text:c="1"/></text:span><text:span text:style-name="a844" text:class-names="">fromkeys</text:span><text:span text:style-name="a845" text:class-names="">,<text:s text:c="1"/></text:span><text:span text:style-name="a846" text:class-names="">deepcopy</text:span><text:span text:style-name="a847" text:class-names=""><text:s text:c="1"/>(from copy module), pop</text:span><text:span text:style-name="a848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852" draw:master-page-name="Master1-Layout2-obj-Title-and-Content" presentation:presentation-page-layout-name="Master1-PPL2" draw:id="Slide-283">
        <draw:frame draw:id="id113" presentation:style-name="a856" draw:name="Title 1" svg:x="2.1273in" svg:y="0.91667in" svg:width="7.20604in" svg:height="0.91667in" presentation:class="title" presentation:placeholder="false">
          <draw:text-box>
            <text:p text:style-name="a855" text:class-names="" text:cond-style-name=""><text:span text:style-name="a853" text:class-names="">Dictionary key</text:span><text:span text:style-name="a854" text:class-names=""/></text:p>
          </draw:text-box>
          <svg:title/>
          <svg:desc/>
        </draw:frame>
        <draw:frame draw:id="id114" presentation:style-name="a869" draw:name="Content Placeholder 2" svg:x="0.5in" svg:y="1.75in" svg:width="9in" svg:height="5.33333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Each key is separated from its value by a colon (:), the items are separated by commas, and the whole thing is enclosed in curly braces. An empty dictionary without any items is written with just two curly braces, like this: {}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0" text:class-names="">Keys are<text:s text:c="1"/></text:span><text:span text:style-name="a861" text:class-names="">unique</text:span><text:span text:style-name="a862" text:class-names=""><text:s text:c="1"/>within a dictionary while values may not be. The values of a dictionary can be of any type, but the<text:s text:c="1"/></text:span><text:span text:style-name="a863" text:class-names="">keys must be of an immutable data type such as strings, numbers, or tuples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2-obj-Title-and-Content" presentation:presentation-page-layout-name="Master1-PPL2" draw:id="Slide-284">
        <draw:frame draw:id="id115" presentation:style-name="a874" draw:name="Title 1" svg:x="0.5in" svg:y="0.91667in" svg:width="8.45604in" svg:height="0.98413in" presentation:class="title" presentation:placeholder="false">
          <draw:text-box>
            <text:p text:style-name="a873" text:class-names="" text:cond-style-name=""><text:span text:style-name="a871" text:class-names="">CODE IT</text:span><text:span text:style-name="a872" text:class-names=""/></text:p>
          </draw:text-box>
          <svg:title/>
          <svg:desc/>
        </draw:frame>
        <draw:frame draw:id="id116" presentation:style-name="a915" draw:name="Content Placeholder 2" svg:x="0.75in" svg:y="1.9008in" svg:width="9in" svg:height="5.19965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Make a dictionary<text:s text:c="1"/></text:span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8" text:class-names="">HaynesKidsAge</text:span><text:span text:style-name="a879" text:class-names=""><text:s text:c="1"/>={‘David’: 3, ‘Olivia’: 1}</text:span></text:p>
                  </text:list-item>
                </text:list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Use key to retrieve value, How old is Olivia?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5" text:class-names="">HaynesKidsAge.has_key</text:span><text:span text:style-name="a886" text:class-names="">(‘</text:span><text:span text:style-name="a887" text:class-names="">aname</text:span><text:span text:style-name="a888" text:class-names="">’)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1" text:class-names="">HaynesKidsAge</text:span><text:span text:style-name="a892" text:class-names="">[‘Olivia’]</text:span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Add new entry to dictionary, <text:s text:c="1"/>New child Tim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98" text:class-names="">HaynesKidsAge</text:span><text:span text:style-name="a899" text:class-names="">[‘</text:span><text:span text:style-name="a900" text:class-names="">key’] = value</text:span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David had a birthday how old update your dictionary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What is the range of ages of the kids?</text:span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Retrieve all values from dictionary</text:span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30" draw:style-name="a916" draw:master-page-name="Master1-Layout2-obj-Title-and-Content" presentation:presentation-page-layout-name="Master1-PPL2" draw:id="Slide-285">
        <draw:frame draw:id="id117" presentation:style-name="a920" draw:name="Title 1" svg:x="0.5in" svg:y="0.58333in" svg:width="9in" svg:height="1.08333in" presentation:class="title" presentation:placeholder="false">
          <draw:text-box>
            <text:p text:style-name="a919" text:class-names="" text:cond-style-name=""><text:span text:style-name="a917" text:class-names="">CODE IT</text:span><text:span text:style-name="a918" text:class-names=""/></text:p>
          </draw:text-box>
          <svg:title/>
          <svg:desc/>
        </draw:frame>
        <draw:frame draw:id="id118" presentation:style-name="a935" draw:name="Content Placeholder 2" svg:x="0.5in" svg:y="1.75in" svg:width="9in" svg:height="5.33333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1" text:class-names="">Dictionary.get</text:span><text:span text:style-name="a922" text:class-names=""/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People.get</text:span><text:span text:style-name="a926" text:class-names="">(‘Sam’, ‘Sam is not your child’)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Returns textual statement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1" draw:style-name="a936" draw:master-page-name="Master1-Layout2-obj-Title-and-Content" presentation:presentation-page-layout-name="Master1-PPL2" draw:id="Slide-286">
        <draw:frame draw:id="id119" presentation:style-name="a940" draw:name="Title 1" svg:x="0.5in" svg:y="0.58333in" svg:width="9in" svg:height="1.08333in" presentation:class="title" presentation:placeholder="false">
          <draw:text-box>
            <text:p text:style-name="a939" text:class-names="" text:cond-style-name=""><text:span text:style-name="a937" text:class-names="">Dictionary String formatting</text:span><text:span text:style-name="a938" text:class-names=""/></text:p>
          </draw:text-box>
          <svg:title/>
          <svg:desc/>
        </draw:frame>
        <draw:frame draw:id="id120" presentation:style-name="a951" draw:name="Content Placeholder 2" svg:x="0.5in" svg:y="1.75in" svg:width="9in" svg:height="5.33333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1" text:class-names="">Mydict</text:span><text:span text:style-name="a942" text:class-names=""><text:s text:c="1"/>= {“test”, “David”}</text:span></text:p>
              </text:list-item>
            </text:list>
            <text:list text:style-name="a950">
              <text:list-item>
                <text:p text:style-name="a949" text:class-names="" text:cond-style-name=""><text:span text:style-name="a945" text:class-names="">print</text:span><text:span text:style-name="a946" text:class-names="">("Something goes here {test} ".format(**</text:span><text:span text:style-name="a947" text:class-names="">mydict</text:span><text:span text:style-name="a948" text:class-names="">)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table-cell" style:name="a465">
      <style:table-cell-properties fo:background-color="#93a2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0">
      <style:table-cell-properties/>
    </style:style>
    <style:style style:family="table-cell" style:name="a461">
      <style:table-cell-properties fo:background-color="#dce0de"/>
    </style:style>
    <style:style style:family="table-cell" style:name="a457">
      <style:table-cell-properties fo:background-color="#eef0ef" fo:border-top="0.01389in solid #ffffff" fo:border-bottom="0.01389in solid #ffffff" fo:border-left="0.01389in solid #ffffff" fo:border-right="0.01389in solid #ffffff"/>
      <style:text-properties fo:color="#292934" fo:font-family="+mn-lt" style:font-family-asian="+mn-ea" style:font-family-complex="+mn-cs"/>
    </style:style>
    <style:style style:family="table-cell" style:name="a462">
      <style:table-cell-properties fo:background-color="#93a2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8">
      <style:table-cell-properties/>
    </style:style>
    <style:style style:family="table-cell" style:name="a463">
      <style:table-cell-properties fo:background-color="#93a2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9">
      <style:table-cell-properties fo:background-color="#dce0de"/>
    </style:style>
    <style:style style:family="table-cell" style:name="a464">
      <style:table-cell-properties fo:background-color="#93a299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  <table:table-template table:name="{5C22544A-7EE6-4342-B048-85BDC9FD1C3A}">
      <table:first-row table:style-name="a462" table:paragraph-style-name=""/>
      <table:last-row table:style-name="a463" table:paragraph-style-name=""/>
      <table:first-column table:style-name="a464" table:paragraph-style-name=""/>
      <table:last-column table:style-name="a465" table:paragraph-style-name=""/>
      <table:body table:style-name="a457" table:paragraph-style-name=""/>
      <table:even-rows table:style-name="a460" table:paragraph-style-name=""/>
      <table:odd-rows table:style-name="a461" table:paragraph-style-name=""/>
      <table:even-columns table:style-name="a458" table:paragraph-style-name=""/>
      <table:odd-columns table:style-name="a459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none" draw:stroke="solid" svg:stroke-width="0.02083in" svg:stroke-color="#d2533c" svg:stroke-opacity="100%" svg:stroke-linecap="butt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none" draw:stroke="solid" svg:stroke-width="0.02083in" svg:stroke-color="#f3f2dc" svg:stroke-opacity="100%" svg:stroke-linecap="butt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none" draw:stroke="solid" svg:stroke-width="0.02083in" svg:stroke-color="#d2533c" svg:stroke-opacity="100%" svg:stroke-linecap="butt"/>
    </style:style>
    <style:style style:family="text" style:name="a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none" draw:stroke="solid" svg:stroke-width="0.02083in" svg:stroke-color="#d2533c" svg:stroke-opacity="100%" svg:stroke-linecap="butt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9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0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5in" svg:y="0.02in" svg:width="3.16667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9/14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3.75in" svg:y="0.02in" svg:width="4.5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8.33333in" svg:y="0.02in" svg:width="1.16667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custom-shape svg:x="0in" svg:y="0.24145in" svg:width="10in" svg:height="0.25in" draw:id="id7" draw:layer="Master1-bg" draw:style-name="a43" draw:name="Rectangle 8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" draw:layer="Master1-bg" draw:style-name="a46" draw:name="Rectangle 9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0.75in" svg:y="1.5in" svg:width="8.58333in" svg:height="2.10764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0" presentation:style-name="a54" draw:name="Subtitle 2" svg:x="0.75in" svg:y="3.83333in" svg:width="7in" svg:height="1.91667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1" presentation:style-name="a59" draw:name="Date Placeholder 3" svg:x="0.5in" svg:y="0.02in" svg:width="3.16667in" svg:height="0.36in" presentation:class="date-time" presentation:placeholder="false">
        <draw:text-box>
          <text:p text:style-name="a58" text:class-names="" text:cond-style-name=""><text:span text:style-name="a55" text:class-names=""><text:date text:fixed="false" style:data-style-name="a56">9/14/2017</text:date></text:span><text:span text:style-name="a57" text:class-names=""/></text:p>
        </draw:text-box>
        <svg:title/>
        <svg:desc/>
      </draw:frame>
      <draw:frame draw:id="id12" presentation:style-name="a62" draw:name="Footer Placeholder 4" svg:x="3.75in" svg:y="0.02in" svg:width="4.5in" svg:height="0.36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3" presentation:style-name="a66" draw:name="Slide Number Placeholder 5" svg:x="8.33333in" svg:y="0.02in" svg:width="1.16667in" svg:height="0.36in" presentation:class="page-number" presentation:placeholder="false">
        <draw:text-box>
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</draw:text-box>
        <svg:title/>
        <svg:desc/>
      </draw:frame>
      <draw:connector draw:type="line" svg:x1="0.75in" svg:y1="3.71667in" svg:x2="9.33333in" svg:y2="3.7184in" draw:id="id14" draw:style-name="a67" draw:name="Straight Connector 7">
        <svg:title/>
        <svg:desc/>
      </draw:connector>
    </style:master-page>
    <style:master-page style:name="Master1-Layout2-obj-Title-and-Content" style:page-layout-name="pageLayout1" draw:style-name="a68">
      <draw:custom-shape svg:x="0in" svg:y="0.24145in" svg:width="10in" svg:height="0.25in" draw:id="id15" draw:layer="Master1-bg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6" draw:layer="Master1-bg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8" draw:name="Title 1" svg:x="0.5in" svg:y="0.58333in" svg:width="9in" svg:height="1.08333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8" presentation:style-name="a95" draw:name="Content Placeholder 2" svg:x="0.5in" svg:y="1.75in" svg:width="9in" svg:height="5.33333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Edit Master text styles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cond le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1" text:class-names="">Fifth level</text:span><text:span text:style-name="a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0" draw:name="Date Placeholder 3" svg:x="0.5in" svg:y="0.02in" svg:width="3.16667in" svg:height="0.36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9/14/2017</text:date></text:span><text:span text:style-name="a98" text:class-names=""/></text:p>
        </draw:text-box>
        <svg:title/>
        <svg:desc/>
      </draw:frame>
      <draw:frame draw:id="id20" presentation:style-name="a103" draw:name="Footer Placeholder 4" svg:x="3.75in" svg:y="0.02in" svg:width="4.5in" svg:height="0.36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1" presentation:style-name="a107" draw:name="Slide Number Placeholder 5" svg:x="8.33333in" svg:y="0.02in" svg:width="1.16667in" svg:height="0.36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3-secHead-Section-Header" style:page-layout-name="pageLayout1" draw:style-name="a108">
      <draw:custom-shape svg:x="0in" svg:y="0.24145in" svg:width="10in" svg:height="0.25in" draw:id="id22" draw:layer="Master1-bg" draw:style-name="a111" draw:name="Rectangl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3" draw:layer="Master1-bg" draw:style-name="a114" draw:name="Rectangle 8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8" draw:name="Title 1" svg:x="0.78993in" svg:y="2.58333in" svg:width="8.5in" svg:height="2.40625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25" presentation:style-name="a122" draw:name="Text Placeholder 2" svg:x="0.78993in" svg:y="5.06in" svg:width="8.5in" svg:height="1.64062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</draw:text-box>
        <svg:title/>
        <svg:desc/>
      </draw:frame>
      <draw:frame draw:id="id26" presentation:style-name="a127" draw:name="Date Placeholder 3" svg:x="0.5in" svg:y="0.02in" svg:width="3.16667in" svg:height="0.36in" presentation:class="date-time" presentation:placeholder="false">
        <draw:text-box>
          <text:p text:style-name="a126" text:class-names="" text:cond-style-name=""><text:span text:style-name="a123" text:class-names=""><text:date text:fixed="false" style:data-style-name="a124">9/14/2017</text:date></text:span><text:span text:style-name="a125" text:class-names=""/></text:p>
        </draw:text-box>
        <svg:title/>
        <svg:desc/>
      </draw:frame>
      <draw:frame draw:id="id27" presentation:style-name="a130" draw:name="Footer Placeholder 4" svg:x="3.75in" svg:y="0.02in" svg:width="4.5in" svg:height="0.36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8" presentation:style-name="a134" draw:name="Slide Number Placeholder 5" svg:x="8.33333in" svg:y="0.02in" svg:width="1.16667in" svg:height="0.36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#›</text:page-number></text:span><text:span text:style-name="a132" text:class-names=""/></text:p>
        </draw:text-box>
        <svg:title/>
        <svg:desc/>
      </draw:frame>
      <draw:connector draw:type="line" svg:x1="0.8in" svg:y1="5.03in" svg:x2="9.38333in" svg:y2="5.03174in" draw:id="id29" draw:style-name="a135" draw:name="Straight Connector 6">
        <svg:title/>
        <svg:desc/>
      </draw:connector>
    </style:master-page>
    <style:master-page style:name="Master1-Layout4-twoObj-Two-Content" style:page-layout-name="pageLayout1" draw:style-name="a136">
      <draw:custom-shape svg:x="0in" svg:y="0.24145in" svg:width="10in" svg:height="0.25in" draw:id="id30" draw:layer="Master1-bg" draw:style-name="a139" draw:name="Rectangle 7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1" draw:layer="Master1-bg" draw:style-name="a142" draw:name="Rectangle 8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46" draw:name="Title 1" svg:x="0.5in" svg:y="0.58333in" svg:width="9in" svg:height="1.08333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33" presentation:style-name="a163" draw:name="Content Placeholder 2" svg:x="0.5in" svg:y="1.83in" svg:width="4.41667in" svg:height="5.1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0" draw:name="Content Placeholder 3" svg:x="5.08333in" svg:y="1.83in" svg:width="4.41667in" svg:height="5.1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Date Placeholder 4" svg:x="0.5in" svg:y="0.02in" svg:width="3.16667in" svg:height="0.36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9/14/2017</text:date></text:span><text:span text:style-name="a183" text:class-names=""/></text:p>
        </draw:text-box>
        <svg:title/>
        <svg:desc/>
      </draw:frame>
      <draw:frame draw:id="id36" presentation:style-name="a188" draw:name="Footer Placeholder 5" svg:x="3.75in" svg:y="0.02in" svg:width="4.5in" svg:height="0.36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7" presentation:style-name="a192" draw:name="Slide Number Placeholder 6" svg:x="8.33333in" svg:y="0.02in" svg:width="1.16667in" svg:height="0.36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</style:master-page>
    <style:master-page style:name="Master1-Layout5-twoTxTwoObj-Comparison" style:page-layout-name="pageLayout1" draw:style-name="a193">
      <draw:custom-shape svg:x="0in" svg:y="0.24145in" svg:width="10in" svg:height="0.25in" draw:id="id38" draw:layer="Master1-bg" draw:style-name="a196" draw:name="Rectangle 11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9" draw:layer="Master1-bg" draw:style-name="a199" draw:name="Rectangle 12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03" draw:name="Title 1" svg:x="0.5in" svg:y="0.58333in" svg:width="9in" svg:height="1.08333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41" presentation:style-name="a207" draw:name="Text Placeholder 2" svg:x="0.5in" svg:y="1.83333in" svg:width="4.3in" svg:height="0.6996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 Master text styles</text:span></text:p>
            </text:list-item>
          </text:list>
        </draw:text-box>
        <svg:title/>
        <svg:desc/>
      </draw:frame>
      <draw:frame draw:id="id42" presentation:style-name="a224" draw:name="Content Placeholder 3" svg:x="0.5in" svg:y="2.66667in" svg:width="4.3in" svg:height="4.32118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8" draw:name="Text Placeholder 4" svg:x="5.2in" svg:y="1.83333in" svg:width="4.3in" svg:height="0.69965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44" presentation:style-name="a245" draw:name="Content Placeholder 5" svg:x="5.2in" svg:y="2.66667in" svg:width="4.3in" svg:height="4.32118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50" draw:name="Date Placeholder 6" svg:x="0.5in" svg:y="0.02in" svg:width="3.16667in" svg:height="0.36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9/14/2017</text:date></text:span><text:span text:style-name="a248" text:class-names=""/></text:p>
        </draw:text-box>
        <svg:title/>
        <svg:desc/>
      </draw:frame>
      <draw:frame draw:id="id46" presentation:style-name="a253" draw:name="Footer Placeholder 7" svg:x="3.75in" svg:y="0.02in" svg:width="4.5in" svg:height="0.36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7" draw:name="Slide Number Placeholder 8" svg:x="8.33333in" svg:y="0.02in" svg:width="1.16667in" svg:height="0.36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  <draw:connector draw:type="line" svg:x1="2.42543in" svg:y1="4.42457in" svg:x2="7.57543in" svg:y2="4.42543in" draw:id="id48" draw:style-name="a258" draw:transform="translate(-5.00043in -4.425in) rotate(-1.5708) translate(5.00043in 4.425in)" draw:name="Straight Connector 10">
        <svg:title/>
        <svg:desc/>
      </draw:connector>
    </style:master-page>
    <style:master-page style:name="Master1-Layout6-titleOnly-Title-Only" style:page-layout-name="pageLayout1" draw:style-name="a259">
      <draw:custom-shape svg:x="0in" svg:y="0.24145in" svg:width="10in" svg:height="0.25in" draw:id="id49" draw:layer="Master1-bg" draw:style-name="a262" draw:name="Rectangle 5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0" draw:layer="Master1-bg" draw:style-name="a265" draw:name="Rectangle 6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9" draw:name="Title 1" svg:x="0.5in" svg:y="0.58333in" svg:width="9in" svg:height="1.08333in" presentation:class="title" presentation:placeholder="false">
        <draw:text-box>
          <text:p text:style-name="a268" text:class-names="" text:cond-style-name=""><text:span text:style-name="a266" text:class-names="">Click to edit Master title style</text:span><text:span text:style-name="a267" text:class-names=""/></text:p>
        </draw:text-box>
        <svg:title/>
        <svg:desc/>
      </draw:frame>
      <draw:frame draw:id="id52" presentation:style-name="a274" draw:name="Date Placeholder 2" svg:x="0.5in" svg:y="0.02in" svg:width="3.16667in" svg:height="0.36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9/14/2017</text:date></text:span><text:span text:style-name="a272" text:class-names=""/></text:p>
        </draw:text-box>
        <svg:title/>
        <svg:desc/>
      </draw:frame>
      <draw:frame draw:id="id53" presentation:style-name="a277" draw:name="Footer Placeholder 3" svg:x="3.75in" svg:y="0.02in" svg:width="4.5in" svg:height="0.36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1" draw:name="Slide Number Placeholder 4" svg:x="8.33333in" svg:y="0.02in" svg:width="1.16667in" svg:height="0.36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</style:master-page>
    <style:master-page style:name="Master1-Layout7-blank-Blank" style:page-layout-name="pageLayout1" draw:style-name="a282">
      <draw:custom-shape svg:x="0in" svg:y="0.24145in" svg:width="10in" svg:height="0.25in" draw:id="id55" draw:layer="Master1-bg" draw:style-name="a285" draw:name="Rectangle 4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288" draw:name="Rectangle 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93" draw:name="Date Placeholder 1" svg:x="0.5in" svg:y="0.02in" svg:width="3.16667in" svg:height="0.36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9/14/2017</text:date></text:span><text:span text:style-name="a291" text:class-names=""/></text:p>
        </draw:text-box>
        <svg:title/>
        <svg:desc/>
      </draw:frame>
      <draw:frame draw:id="id58" presentation:style-name="a296" draw:name="Footer Placeholder 2" svg:x="3.75in" svg:y="0.02in" svg:width="4.5in" svg:height="0.36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9" presentation:style-name="a300" draw:name="Slide Number Placeholder 3" svg:x="8.33333in" svg:y="0.02in" svg:width="1.16667in" svg:height="0.36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1">
      <draw:custom-shape svg:x="0in" svg:y="0.24145in" svg:width="10in" svg:height="0.25in" draw:id="id60" draw:layer="Master1-bg" draw:style-name="a304" draw:name="Rectangle 9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1" draw:layer="Master1-bg" draw:style-name="a307" draw:name="Rectangle 10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11" draw:name="Title 1" svg:x="0.5in" svg:y="0.86623in" svg:width="2.34in" svg:height="1.38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63" presentation:style-name="a328" draw:name="Content Placeholder 2" svg:x="3.25in" svg:y="0.86623in" svg:width="6.25in" svg:height="6.1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32" draw:name="Text Placeholder 3" svg:x="0.5in" svg:y="2.33in" svg:width="2.34in" svg:height="4.64087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65" presentation:style-name="a337" draw:name="Date Placeholder 4" svg:x="0.5in" svg:y="0.02in" svg:width="3.16667in" svg:height="0.36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9/14/2017</text:date></text:span><text:span text:style-name="a335" text:class-names=""/></text:p>
        </draw:text-box>
        <svg:title/>
        <svg:desc/>
      </draw:frame>
      <draw:frame draw:id="id66" presentation:style-name="a340" draw:name="Footer Placeholder 5" svg:x="3.75in" svg:y="0.02in" svg:width="4.5in" svg:height="0.36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67" presentation:style-name="a344" draw:name="Slide Number Placeholder 6" svg:x="8.33333in" svg:y="0.02in" svg:width="1.16667in" svg:height="0.36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  <draw:connector draw:type="line" svg:x1="-0.01434in" svg:y1="3.91536in" svg:x2="6.08566in" svg:y2="3.9171in" draw:id="id68" draw:style-name="a345" draw:transform="translate(-3.03566in -3.91623in) rotate(-1.5708) translate(3.03566in 3.91623in)" draw:name="Straight Connector 8">
        <svg:title/>
        <svg:desc/>
      </draw:connector>
    </style:master-page>
    <style:master-page style:name="Master1-Layout9-picTx-Picture-with-Caption" style:page-layout-name="pageLayout1" draw:style-name="a346">
      <draw:custom-shape svg:x="0in" svg:y="0.24145in" svg:width="10in" svg:height="0.25in" draw:id="id69" draw:layer="Master1-bg" draw:style-name="a349" draw:name="Rectangle 7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0" draw:layer="Master1-bg" draw:style-name="a352" draw:name="Rectangle 8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56" draw:name="Title 1" svg:x="0.5in" svg:y="0.86667in" svg:width="2.34326in" svg:height="1.38333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72" presentation:style-name="a360" draw:name="Picture Placeholder 2" svg:x="3.12621in" svg:y="0.91667in" svg:width="6.45712in" svg:height="6.01537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73" presentation:style-name="a364" draw:name="Text Placeholder 3" svg:x="0.5in" svg:y="2.33333in" svg:width="2.34in" svg:height="4.6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74" presentation:style-name="a369" draw:name="Date Placeholder 4" svg:x="0.5in" svg:y="0.02in" svg:width="3.16667in" svg:height="0.36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9/14/2017</text:date></text:span><text:span text:style-name="a367" text:class-names=""/></text:p>
        </draw:text-box>
        <svg:title/>
        <svg:desc/>
      </draw:frame>
      <draw:frame draw:id="id75" presentation:style-name="a372" draw:name="Footer Placeholder 5" svg:x="3.75in" svg:y="0.02in" svg:width="4.5in" svg:height="0.36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76" presentation:style-name="a376" draw:name="Slide Number Placeholder 6" svg:x="8.33333in" svg:y="0.02in" svg:width="1.16667in" svg:height="0.36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77">
      <draw:custom-shape svg:x="0in" svg:y="0.24145in" svg:width="10in" svg:height="0.25in" draw:id="id77" draw:layer="Master1-bg" draw:style-name="a380" draw:name="Rectangle 6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8" draw:layer="Master1-bg" draw:style-name="a383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87" draw:name="Title 1" svg:x="0.5in" svg:y="0.58333in" svg:width="9in" svg:height="1.08333in" presentation:class="title" presentation:placeholder="false">
        <draw:text-box>
          <text:p text:style-name="a386" text:class-names="" text:cond-style-name=""><text:span text:style-name="a384" text:class-names="">Click to edit Master title style</text:span><text:span text:style-name="a385" text:class-names=""/></text:p>
        </draw:text-box>
        <svg:title/>
        <svg:desc/>
      </draw:frame>
      <draw:frame draw:id="id80" presentation:style-name="a404" draw:name="Vertical Text Placeholder 2" svg:x="0.5in" svg:y="1.75in" svg:width="9in" svg:height="5.33333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09" draw:name="Date Placeholder 3" svg:x="0.5in" svg:y="0.02in" svg:width="3.16667in" svg:height="0.36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9/14/2017</text:date></text:span><text:span text:style-name="a407" text:class-names=""/></text:p>
        </draw:text-box>
        <svg:title/>
        <svg:desc/>
      </draw:frame>
      <draw:frame draw:id="id82" presentation:style-name="a412" draw:name="Footer Placeholder 4" svg:x="3.75in" svg:y="0.02in" svg:width="4.5in" svg:height="0.36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83" presentation:style-name="a416" draw:name="Slide Number Placeholder 5" svg:x="8.33333in" svg:y="0.02in" svg:width="1.16667in" svg:height="0.36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17">
      <draw:custom-shape svg:x="0in" svg:y="0.24145in" svg:width="10in" svg:height="0.25in" draw:id="id84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5" draw:layer="Master1-bg" draw:style-name="a423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427" draw:name="Vertical Title 1" svg:x="7.25in" svg:y="0.66667in" svg:width="2.25in" svg:height="6.41667in" presentation:class="title" presentation:placeholder="false">
        <draw:text-box>
          <text:p text:style-name="a426" text:class-names="" text:cond-style-name=""><text:span text:style-name="a424" text:class-names="">Click to edit Master title style</text:span><text:span text:style-name="a425" text:class-names=""/></text:p>
        </draw:text-box>
        <svg:title/>
        <svg:desc/>
      </draw:frame>
      <draw:frame draw:id="id87" presentation:style-name="a444" draw:name="Vertical Text Placeholder 2" svg:x="0.5in" svg:y="0.66667in" svg:width="6.58333in" svg:height="6.41667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40" text:class-names="">Fifth level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49" draw:name="Date Placeholder 3" svg:x="0.5in" svg:y="0.02in" svg:width="3.16667in" svg:height="0.36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9/14/2017</text:date></text:span><text:span text:style-name="a447" text:class-names=""/></text:p>
        </draw:text-box>
        <svg:title/>
        <svg:desc/>
      </draw:frame>
      <draw:frame draw:id="id89" presentation:style-name="a452" draw:name="Footer Placeholder 4" svg:x="3.75in" svg:y="0.02in" svg:width="4.5in" svg:height="0.3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90" presentation:style-name="a456" draw:name="Slide Number Placeholder 5" svg:x="8.33333in" svg:y="0.02in" svg:width="1.16667in" svg:height="0.3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ure 2</dc:title>
    <meta:initial-creator>David A Haynes II</meta:initial-creator>
    <dc:creator>Haynes, David (MDH)</dc:creator>
    <meta:creation-date>2015-01-27T17:22:07Z</meta:creation-date>
    <dc:date>2018-09-24T21:27:50Z</dc:date>
    <meta:template xlink:href="GIS5578" xlink:type="simple"/>
    <meta:editing-cycles>18</meta:editing-cycles>
    <meta:editing-duration>PT30057S</meta:editing-duration>
    <meta:document-statistic meta:paragraph-count="108" meta:word-count="647"/>
  </office:meta>
</office:document-meta>
</file>